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ro1" style:family="table-row">
      <style:table-row-properties style:row-height="3.13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fo:wrap-option="wrap" fo:border="0.74pt solid #000000"/>
      <style:text-properties fo:font-size="8pt" style:font-size-asian="8pt" style:font-size-complex="8pt"/>
    </style:style>
    <style:style style:name="ce2" style:family="table-cell" style:parent-style-name="Default">
      <style:table-cell-properties fo:border="0.74pt solid #000000"/>
    </style:style>
    <style:style style:name="ce13" style:family="table-cell" style:parent-style-name="Default" style:data-style-name="N1">
      <style:table-cell-properties fo:background-color="#fff5ce" fo:wrap-option="wrap" fo:border="0.74pt solid #000000"/>
      <style:text-properties fo:font-size="8pt" style:font-size-asian="8pt" style:font-size-complex="8pt"/>
    </style:style>
    <style:style style:name="ce4" style:family="table-cell" style:parent-style-name="Default" style:data-style-name="N1">
      <style:table-cell-properties fo:background-color="#fff5ce" fo:border="0.74pt solid #000000"/>
    </style:style>
    <style:style style:name="ce5" style:family="table-cell" style:parent-style-name="Default" style:data-style-name="N1"/>
    <style:style style:name="ce16" style:family="table-cell" style:parent-style-name="Default" style:data-style-name="N3">
      <style:table-cell-properties fo:background-color="#fff5ce" fo:wrap-option="wrap" fo:border="0.74pt solid #000000"/>
      <style:text-properties fo:font-size="8pt" style:font-size-asian="8pt" style:font-size-complex="8pt"/>
    </style:style>
    <style:style style:name="ce7" style:family="table-cell" style:parent-style-name="Default" style:data-style-name="N3">
      <style:table-cell-properties fo:background-color="#fff5ce" fo:border="0.74pt solid #000000"/>
    </style:style>
    <style:style style:name="ce8" style:family="table-cell" style:parent-style-name="Default" style:data-style-name="N3"/>
    <style:style style:name="ce19" style:family="table-cell" style:parent-style-name="Default" style:data-style-name="N3">
      <style:table-cell-properties fo:background-color="#ffaa95" fo:wrap-option="wrap" fo:border="0.74pt solid #000000"/>
      <style:text-properties fo:font-size="8pt" style:font-size-asian="8pt" style:font-size-complex="8pt"/>
    </style:style>
    <style:style style:name="ce10" style:family="table-cell" style:parent-style-name="Default" style:data-style-name="N3">
      <style:table-cell-properties fo:background-color="#ffaa95" fo:border="0.74pt solid #000000"/>
    </style:style>
    <style:style style:name="ce11" style:family="table-cell" style:parent-style-name="Default">
      <style:table-cell-properties fo:wrap-option="wrap"/>
      <style:text-properties fo:font-size="8pt" style:font-size-asian="8pt" style:font-size-complex="8pt"/>
    </style:style>
  </office:automatic-styles>
  <office:body>
    <office:spreadsheet>
      <table:table table:name="Notes" table:style-name="ta1">
        <table:table-column table:style-name="co1" table:number-columns-repeated="11" table:default-cell-style-name="Default"/>
        <table:table-column table:style-name="co1" table:default-cell-style-name="ce5"/>
        <table:table-column table:style-name="co1" table:number-columns-repeated="12" table:default-cell-style-name="Default"/>
        <table:table-column table:style-name="co1" table:number-columns-repeated="2" table:default-cell-style-name="ce8"/>
        <table:table-column table:style-name="co1" table:number-columns-repeated="16358" table:default-cell-style-name="Default"/>
        <table:table-row table:style-name="ro1"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m de famille</text:p>
          </table:table-cell>
          <table:table-cell table:style-name="ce1" office:value-type="string" calcext:value-type="string">
            <text:p>Numéro d’identification</text:p>
          </table:table-cell>
          <table:table-cell table:style-name="ce1" office:value-type="string" calcext:value-type="string">
            <text:p>Devoir 1_Première carte (MAISON) (Brut)</text:p>
          </table:table-cell>
          <table:table-cell table:style-name="ce1" office:value-type="string" calcext:value-type="string">
            <text:p>Devoir 5_Proposer un traitement géomatique (MAISON) (Brut)</text:p>
          </table:table-cell>
          <table:table-cell table:style-name="ce1" office:value-type="string" calcext:value-type="string">
            <text:p>Devoir 2_Géocoder la liste des bureaux de vote (MAISON) (Brut)</text:p>
          </table:table-cell>
          <table:table-cell table:style-name="ce1" office:value-type="string" calcext:value-type="string">
            <text:p>Test 8_Expérimenter un paramétrage story map (MAISON) (Brut)</text:p>
          </table:table-cell>
          <table:table-cell table:style-name="ce1" office:value-type="string" calcext:value-type="string">
            <text:p>Devoir 4_Faire une carte sous AGOL avec les résultats des élections de 2022 sur vos bv (MAISON) (Brut)</text:p>
          </table:table-cell>
          <table:table-cell table:style-name="ce1" office:value-type="string" calcext:value-type="string">
            <text:p>Devoir 6_Ménages modestes, faire la carte (MAISON) (Brut)</text:p>
          </table:table-cell>
          <table:table-cell table:style-name="ce1" office:value-type="string" calcext:value-type="string">
            <text:p>Total de exo noté (Brut) / 17</text:p>
          </table:table-cell>
          <table:table-cell table:style-name="ce1" office:value-type="string" calcext:value-type="string">
            <text:p>Devoir mapstory - remise groupe (Brut) / 20</text:p>
          </table:table-cell>
          <table:table-cell table:style-name="ce13" office:value-type="string" calcext:value-type="string">
            <text:p>Total de DM / 10 </text:p>
          </table:table-cell>
          <table:table-cell table:style-name="ce1" office:value-type="string" calcext:value-type="string">
            <text:p>Test 01_QCM tiersT (Brut)</text:p>
          </table:table-cell>
          <table:table-cell table:style-name="ce1" office:value-type="string" calcext:value-type="string">
            <text:p>Test 01_QCM supp (Brut)</text:p>
          </table:table-cell>
          <table:table-cell table:style-name="ce1" office:value-type="string" calcext:value-type="string">
            <text:p>Test 01_QCM TD4 (Brut)</text:p>
          </table:table-cell>
          <table:table-cell table:style-name="ce1" office:value-type="string" calcext:value-type="string">
            <text:p>Test 01_QCM_Dispense_Assiduité (Brut)</text:p>
          </table:table-cell>
          <table:table-cell table:style-name="ce1" office:value-type="string" calcext:value-type="string">
            <text:p>Test 01_QCM TD5 (Brut)</text:p>
          </table:table-cell>
          <table:table-cell table:style-name="ce1" office:value-type="string" calcext:value-type="string">
            <text:p>Devoir 02_DST supp (Brut)</text:p>
          </table:table-cell>
          <table:table-cell table:style-name="ce1" office:value-type="string" calcext:value-type="string">
            <text:p>Devoir 02_DST_dispense_assiduité (Brut)</text:p>
          </table:table-cell>
          <table:table-cell table:style-name="ce1" office:value-type="string" calcext:value-type="string">
            <text:p>Devoir COURS 2 : 2_DST : faire une jointure attributaire sur la population par département (Brut)</text:p>
          </table:table-cell>
          <table:table-cell table:style-name="ce1" office:value-type="string" calcext:value-type="string">
            <text:p>Devoir 02_DST_Dispense_Assiduité (Brut)</text:p>
          </table:table-cell>
          <table:table-cell table:style-name="ce1" office:value-type="string" calcext:value-type="string">
            <text:p>Devoir 02_DST tiersT (Brut)</text:p>
          </table:table-cell>
          <table:table-cell table:style-name="ce1" office:value-type="string" calcext:value-type="string">
            <text:p>Devoir 02_DST TD4 (Brut)</text:p>
          </table:table-cell>
          <table:table-cell table:style-name="ce1" office:value-type="string" calcext:value-type="string">
            <text:p>Devoir 02_DST TD5 (Brut)</text:p>
          </table:table-cell>
          <table:table-cell table:style-name="ce16" office:value-type="string" calcext:value-type="string">
            <text:p>Total de DST et QCM /20 (Brut)</text:p>
          </table:table-cell>
          <table:table-cell table:style-name="ce19" office:value-type="string" calcext:value-type="string">
            <text:p>TOTAL</text:p>
          </table:table-cell>
          <table:table-cell table:style-name="ce11" table:number-columns-repeated="16358"/>
        </table:table-row>
        <table:table-row table:style-name="ro2">
          <table:table-cell table:style-name="ce2" office:value-type="string" calcext:value-type="string">
            <text:p>Abdoul</text:p>
          </table:table-cell>
          <table:table-cell table:style-name="ce2" office:value-type="string" calcext:value-type="string">
            <text:p>Hema</text:p>
          </table:table-cell>
          <table:table-cell table:style-name="ce2" office:value-type="string" calcext:value-type="string">
            <text:p>2130107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2:.I2])" office:value-type="float" office:value="12" calcext:value-type="float">
            <text:p>12</text:p>
          </table:table-cell>
          <table:table-cell table:style-name="ce2" office:value-type="float" office:value="14" calcext:value-type="float">
            <text:p>14</text:p>
          </table:table-cell>
          <table:table-cell table:style-name="ce4" table:formula="of:=([.J2]+[.K2])*10/37" office:value-type="float" office:value="7.02702702702703" calcext:value-type="float">
            <text:p>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2:.X2])" office:value-type="float" office:value="13" calcext:value-type="float">
            <text:p>13</text:p>
          </table:table-cell>
          <table:table-cell table:style-name="ce10" table:formula="of:=2/3*([.Y2]+[.L2])" office:value-type="float" office:value="13.3513513513514" calcext:value-type="float">
            <text:p>13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Antoine</text:p>
          </table:table-cell>
          <table:table-cell table:style-name="ce2" office:value-type="string" calcext:value-type="string">
            <text:p>Gerardiere</text:p>
          </table:table-cell>
          <table:table-cell table:style-name="ce2" office:value-type="string" calcext:value-type="string">
            <text:p>2121458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3:.I3])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4" table:formula="of:=([.J3]+[.K3])*10/37" office:value-type="float" office:value="8.91891891891892" calcext:value-type="float">
            <text:p>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3:.X3])" office:value-type="float" office:value="19" calcext:value-type="float">
            <text:p>19</text:p>
          </table:table-cell>
          <table:table-cell table:style-name="ce10" table:formula="of:=2/3*([.Y3]+[.L3])" office:value-type="float" office:value="18.6126126126126" calcext:value-type="float">
            <text:p>19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Arielle</text:p>
          </table:table-cell>
          <table:table-cell table:style-name="ce2" office:value-type="string" calcext:value-type="string">
            <text:p>Sossou</text:p>
          </table:table-cell>
          <table:table-cell table:style-name="ce2" office:value-type="string" calcext:value-type="string">
            <text:p>2131506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D4:.I4])"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table:style-name="ce4" table:formula="of:=([.J4]+[.K4])*10/37" office:value-type="float" office:value="7.2972972972973" calcext:value-type="float">
            <text:p>7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4:.X4])" office:value-type="float" office:value="12" calcext:value-type="float">
            <text:p>12</text:p>
          </table:table-cell>
          <table:table-cell table:style-name="ce10" table:formula="of:=2/3*([.Y4]+[.L4])" office:value-type="float" office:value="12.8648648648649" calcext:value-type="float">
            <text:p>13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Arnaud</text:p>
          </table:table-cell>
          <table:table-cell table:style-name="ce2" office:value-type="string" calcext:value-type="string">
            <text:p>Mille</text:p>
          </table:table-cell>
          <table:table-cell table:style-name="ce2" office:value-type="string" calcext:value-type="string">
            <text:p>2120791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5:.I5])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5]+[.K5])*10/37" office:value-type="float" office:value="6.21621621621622" calcext:value-type="float">
            <text:p>6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formula="of:=SUM([.M5:.X5])" office:value-type="float" office:value="16" calcext:value-type="float">
            <text:p>16</text:p>
          </table:table-cell>
          <table:table-cell table:style-name="ce10" table:formula="of:=2/3*([.Y5]+[.L5])" office:value-type="float" office:value="14.8108108108108" calcext:value-type="float">
            <text:p>15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Arthur</text:p>
          </table:table-cell>
          <table:table-cell table:style-name="ce2" office:value-type="string" calcext:value-type="string">
            <text:p>Douard</text:p>
          </table:table-cell>
          <table:table-cell table:style-name="ce2" office:value-type="string" calcext:value-type="string">
            <text:p>2873214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6:.I6])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4" table:formula="of:=([.J6]+[.K6])*10/37" office:value-type="float" office:value="7.83783783783784" calcext:value-type="float">
            <text:p>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6.33" calcext:value-type="float">
            <text:p>6,33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6:.X6])" office:value-type="float" office:value="15.33" calcext:value-type="float">
            <text:p>15</text:p>
          </table:table-cell>
          <table:table-cell table:style-name="ce10" table:formula="of:=2/3*([.Y6]+[.L6])" office:value-type="float" office:value="15.4452252252252" calcext:value-type="float">
            <text:p>15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Aude-Jayzy</text:p>
          </table:table-cell>
          <table:table-cell table:style-name="ce2" office:value-type="string" calcext:value-type="string">
            <text:p>Tana</text:p>
          </table:table-cell>
          <table:table-cell table:style-name="ce2" office:value-type="string" calcext:value-type="string">
            <text:p>21309826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SUM([.D7:.I7])" office:value-type="float" office:value="1" calcext:value-type="float">
            <text:p>1</text:p>
          </table:table-cell>
          <table:table-cell table:style-name="ce2" office:value-type="float" office:value="18" calcext:value-type="float">
            <text:p>18</text:p>
          </table:table-cell>
          <table:table-cell table:style-name="ce4" table:formula="of:=([.J7]+[.K7])*10/37" office:value-type="float" office:value="5.13513513513514" calcext:value-type="float">
            <text:p>5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SUM([.M7:.X7])" office:value-type="float" office:value="9" calcext:value-type="float">
            <text:p>9</text:p>
          </table:table-cell>
          <table:table-cell table:style-name="ce10" table:formula="of:=2/3*([.Y7]+[.L7])" office:value-type="float" office:value="9.42342342342342" calcext:value-type="float">
            <text:p>9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Aurore</text:p>
          </table:table-cell>
          <table:table-cell table:style-name="ce2" office:value-type="string" calcext:value-type="string">
            <text:p>De Ghaisne De Bourmont</text:p>
          </table:table-cell>
          <table:table-cell table:style-name="ce2" office:value-type="string" calcext:value-type="string">
            <text:p>2141622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8:.I8])" office:value-type="float" office:value="13" calcext:value-type="float">
            <text:p>13</text:p>
          </table:table-cell>
          <table:table-cell table:style-name="ce2" office:value-type="float" office:value="18" calcext:value-type="float">
            <text:p>18</text:p>
          </table:table-cell>
          <table:table-cell table:style-name="ce4" table:formula="of:=([.J8]+[.K8])*10/37" office:value-type="float" office:value="8.37837837837838" calcext:value-type="float">
            <text:p>8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formula="of:=SUM([.M8:.X8])" office:value-type="float" office:value="15" calcext:value-type="float">
            <text:p>15</text:p>
          </table:table-cell>
          <table:table-cell table:style-name="ce10" table:formula="of:=2/3*([.Y8]+[.L8])" office:value-type="float" office:value="15.5855855855856" calcext:value-type="float">
            <text:p>16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Cedric</text:p>
          </table:table-cell>
          <table:table-cell table:style-name="ce2" office:value-type="string" calcext:value-type="string">
            <text:p>Gameiro Da Costa</text:p>
          </table:table-cell>
          <table:table-cell table:style-name="ce2" office:value-type="string" calcext:value-type="string">
            <text:p>21312549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SUM([.D9:.I9])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4" table:formula="of:=([.J9]+[.K9])*10/37" office:value-type="float" office:value="2.43243243243243" calcext:value-type="float">
            <text:p>2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9:.X9])" office:value-type="float" office:value="6" calcext:value-type="float">
            <text:p>6</text:p>
          </table:table-cell>
          <table:table-cell table:style-name="ce10" table:formula="of:=2/3*([.Y9]+[.L9])" office:value-type="float" office:value="5.62162162162162" calcext:value-type="float">
            <text:p>6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Delphine</text:p>
          </table:table-cell>
          <table:table-cell table:style-name="ce2" office:value-type="string" calcext:value-type="string">
            <text:p>Lecuit</text:p>
          </table:table-cell>
          <table:table-cell table:style-name="ce2" office:value-type="string" calcext:value-type="string">
            <text:p>2131122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10:.I10])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4" table:formula="of:=([.J10]+[.K10])*10/37" office:value-type="float" office:value="9.18918918918919" calcext:value-type="float">
            <text:p>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10:.X10])" office:value-type="float" office:value="16" calcext:value-type="float">
            <text:p>16</text:p>
          </table:table-cell>
          <table:table-cell table:style-name="ce10" table:formula="of:=2/3*([.Y10]+[.L10])" office:value-type="float" office:value="16.7927927927928" calcext:value-type="float">
            <text:p>17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Diama</text:p>
          </table:table-cell>
          <table:table-cell table:style-name="ce2" office:value-type="string" calcext:value-type="string">
            <text:p>Kobor</text:p>
          </table:table-cell>
          <table:table-cell table:style-name="ce2" office:value-type="string" calcext:value-type="string">
            <text:p>21320138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11:.I11])" office:value-type="float" office:value="12" calcext:value-type="float">
            <text:p>12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([.J11]+[.K11])*10/37" office:value-type="float" office:value="7.2972972972973" calcext:value-type="float">
            <text:p>7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SUM([.M11:.X11])" office:value-type="float" office:value="5" calcext:value-type="float">
            <text:p>5</text:p>
          </table:table-cell>
          <table:table-cell table:style-name="ce10" table:formula="of:=2/3*([.Y11]+[.L11])" office:value-type="float" office:value="8.1981981981982" calcext:value-type="float">
            <text:p>8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Elia</text:p>
          </table:table-cell>
          <table:table-cell table:style-name="ce2" office:value-type="string" calcext:value-type="string">
            <text:p>Gauthier</text:p>
          </table:table-cell>
          <table:table-cell table:style-name="ce2" office:value-type="string" calcext:value-type="string">
            <text:p>2130906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D12:.I12])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12]+[.K12])*10/37" office:value-type="float" office:value="7.2972972972973" calcext:value-type="float">
            <text:p>7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5.33" calcext:value-type="float">
            <text:p>5,33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SUM([.M12:.X12])" office:value-type="float" office:value="8.33" calcext:value-type="float">
            <text:p>8</text:p>
          </table:table-cell>
          <table:table-cell table:style-name="ce10" table:formula="of:=2/3*([.Y12]+[.L12])" office:value-type="float" office:value="10.4181981981982" calcext:value-type="float">
            <text:p>10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Elias</text:p>
          </table:table-cell>
          <table:table-cell table:style-name="ce2" office:value-type="string" calcext:value-type="string">
            <text:p>El Hadaoui</text:p>
          </table:table-cell>
          <table:table-cell table:style-name="ce2" office:value-type="string" calcext:value-type="string">
            <text:p>2130629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SUM([.D13:.I13])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formula="of:=([.J13]+[.K13])*10/37" office:value-type="float" office:value="3.24324324324324" calcext:value-type="float">
            <text:p>3</text:p>
          </table:table-cell>
          <table:table-cell table:number-columns-repeated="12" table:style-name="ce2" office:value-type="string" calcext:value-type="string">
            <text:p>-</text:p>
          </table:table-cell>
          <table:table-cell table:style-name="ce7" table:formula="of:=SUM([.M13:.X13])" office:value-type="float" office:value="0" calcext:value-type="float">
            <text:p>0</text:p>
          </table:table-cell>
          <table:table-cell table:style-name="ce10" table:formula="of:=2/3*([.Y13]+[.L13])" office:value-type="float" office:value="2.16216216216216" calcext:value-type="float">
            <text:p>2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Emma-Kimo</text:p>
          </table:table-cell>
          <table:table-cell table:style-name="ce2" office:value-type="string" calcext:value-type="string">
            <text:p>Lehoux</text:p>
          </table:table-cell>
          <table:table-cell table:style-name="ce2" office:value-type="string" calcext:value-type="string">
            <text:p>213011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D14:.I14])" office:value-type="float" office:value="6" calcext:value-type="float">
            <text:p>6</text:p>
          </table:table-cell>
          <table:table-cell table:style-name="ce2" office:value-type="float" office:value="17" calcext:value-type="float">
            <text:p>17</text:p>
          </table:table-cell>
          <table:table-cell table:style-name="ce4" table:formula="of:=([.J14]+[.K14])*10/37" office:value-type="float" office:value="6.21621621621622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.67" calcext:value-type="float">
            <text:p>7,67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14:.X14])" office:value-type="float" office:value="13.67" calcext:value-type="float">
            <text:p>14</text:p>
          </table:table-cell>
          <table:table-cell table:style-name="ce10" table:formula="of:=2/3*([.Y14]+[.L14])" office:value-type="float" office:value="13.2574774774775" calcext:value-type="float">
            <text:p>13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Eulalie</text:p>
          </table:table-cell>
          <table:table-cell table:style-name="ce2" office:value-type="string" calcext:value-type="string">
            <text:p>Camuset</text:p>
          </table:table-cell>
          <table:table-cell table:style-name="ce2" office:value-type="string" calcext:value-type="string">
            <text:p>21305294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D15:.I15])" office:value-type="float" office:value="2" calcext:value-type="float">
            <text:p>2</text:p>
          </table:table-cell>
          <table:table-cell table:style-name="ce2" office:value-type="float" office:value="19" calcext:value-type="float">
            <text:p>19</text:p>
          </table:table-cell>
          <table:table-cell table:style-name="ce4" table:formula="of:=([.J15]+[.K15])*10/37" office:value-type="float" office:value="5.67567567567568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15:.X15])" office:value-type="float" office:value="12" calcext:value-type="float">
            <text:p>12</text:p>
          </table:table-cell>
          <table:table-cell table:style-name="ce10" table:formula="of:=2/3*([.Y15]+[.L15])" office:value-type="float" office:value="11.7837837837838" calcext:value-type="float">
            <text:p>12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Eunice-Wilson</text:p>
          </table:table-cell>
          <table:table-cell table:style-name="ce2" office:value-type="string" calcext:value-type="string">
            <text:p>Essandoko</text:p>
          </table:table-cell>
          <table:table-cell table:style-name="ce2" office:value-type="string" calcext:value-type="string">
            <text:p>21201827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SUM([.D16:.I16])" office:value-type="float" office:value="0" calcext:value-type="float">
            <text:p>0</text:p>
          </table:table-cell>
          <table:table-cell table:style-name="ce2" office:value-type="float" office:value="14" calcext:value-type="float">
            <text:p>14</text:p>
          </table:table-cell>
          <table:table-cell table:style-name="ce4" table:formula="of:=([.J16]+[.K16])*10/37" office:value-type="float" office:value="3.78378378378378" calcext:value-type="float">
            <text:p>4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16:.X16])" office:value-type="float" office:value="4" calcext:value-type="float">
            <text:p>4</text:p>
          </table:table-cell>
          <table:table-cell table:style-name="ce10" table:formula="of:=2/3*([.Y16]+[.L16])" office:value-type="float" office:value="5.18918918918919" calcext:value-type="float">
            <text:p>5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Florian</text:p>
          </table:table-cell>
          <table:table-cell table:style-name="ce2" office:value-type="string" calcext:value-type="string">
            <text:p>Breuil</text:p>
          </table:table-cell>
          <table:table-cell table:style-name="ce2" office:value-type="string" calcext:value-type="string">
            <text:p>21309617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17:.I17])" office:value-type="float" office:value="17" calcext:value-type="float">
            <text:p>17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17]+[.K17])*10/37" office:value-type="float" office:value="8.91891891891892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table:formula="of:=SUM([.M17:.X17])" office:value-type="float" office:value="15" calcext:value-type="float">
            <text:p>15</text:p>
          </table:table-cell>
          <table:table-cell table:style-name="ce10" table:formula="of:=2/3*([.Y17]+[.L17])" office:value-type="float" office:value="15.9459459459459" calcext:value-type="float">
            <text:p>16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Gabriel</text:p>
          </table:table-cell>
          <table:table-cell table:style-name="ce2" office:value-type="string" calcext:value-type="string">
            <text:p>Xiang</text:p>
          </table:table-cell>
          <table:table-cell table:style-name="ce2" office:value-type="string" calcext:value-type="string">
            <text:p>2131229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D18:.I18])" office:value-type="float" office:value="5" calcext:value-type="float">
            <text:p>5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18]+[.K18])*10/37" office:value-type="float" office:value="5.67567567567568" calcext:value-type="float">
            <text:p>6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3.33" calcext:value-type="float">
            <text:p>3,33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SUM([.M18:.X18])" office:value-type="float" office:value="6.33" calcext:value-type="float">
            <text:p>6</text:p>
          </table:table-cell>
          <table:table-cell table:style-name="ce10" table:formula="of:=2/3*([.Y18]+[.L18])" office:value-type="float" office:value="8.00378378378378" calcext:value-type="float">
            <text:p>8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Giulia</text:p>
          </table:table-cell>
          <table:table-cell table:style-name="ce2" office:value-type="string" calcext:value-type="string">
            <text:p>Pecora</text:p>
          </table:table-cell>
          <table:table-cell table:style-name="ce2" office:value-type="string" calcext:value-type="string">
            <text:p>212043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D19:.I19])" office:value-type="float" office:value="3" calcext:value-type="float">
            <text:p>3</text:p>
          </table:table-cell>
          <table:table-cell table:style-name="ce2" office:value-type="float" office:value="18" calcext:value-type="float">
            <text:p>18</text:p>
          </table:table-cell>
          <table:table-cell table:style-name="ce4" table:formula="of:=([.J19]+[.K19])*10/37" office:value-type="float" office:value="5.67567567567568" calcext:value-type="float">
            <text:p>6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SUM([.M19:.X19])" office:value-type="float" office:value="6" calcext:value-type="float">
            <text:p>6</text:p>
          </table:table-cell>
          <table:table-cell table:style-name="ce10" table:formula="of:=2/3*([.Y19]+[.L19])" office:value-type="float" office:value="7.78378378378378" calcext:value-type="float">
            <text:p>8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Hayat</text:p>
          </table:table-cell>
          <table:table-cell table:style-name="ce2" office:value-type="string" calcext:value-type="string">
            <text:p>Mazari</text:p>
          </table:table-cell>
          <table:table-cell table:style-name="ce2" office:value-type="string" calcext:value-type="string">
            <text:p>2132263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D20:.I20])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20]+[.K20])*10/37" office:value-type="float" office:value="6.48648648648649" calcext:value-type="float">
            <text:p>6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formula="of:=SUM([.M20:.X20])" office:value-type="float" office:value="15" calcext:value-type="float">
            <text:p>15</text:p>
          </table:table-cell>
          <table:table-cell table:style-name="ce10" table:formula="of:=2/3*([.Y20]+[.L20])" office:value-type="float" office:value="14.3243243243243" calcext:value-type="float">
            <text:p>14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Hugo</text:p>
          </table:table-cell>
          <table:table-cell table:style-name="ce2" office:value-type="string" calcext:value-type="string">
            <text:p>Renou</text:p>
          </table:table-cell>
          <table:table-cell table:style-name="ce2" office:value-type="string" calcext:value-type="string">
            <text:p>21307452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SUM([.D21:.I21])" office:value-type="float" office:value="0" calcext:value-type="float">
            <text:p>0</text:p>
          </table:table-cell>
          <table:table-cell table:style-name="ce2" office:value-type="float" office:value="17" calcext:value-type="float">
            <text:p>17</text:p>
          </table:table-cell>
          <table:table-cell table:style-name="ce4" table:formula="of:=([.J21]+[.K21])*10/37" office:value-type="float" office:value="4.5945945945946" calcext:value-type="float">
            <text:p>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21:.X21])" office:value-type="float" office:value="14" calcext:value-type="float">
            <text:p>14</text:p>
          </table:table-cell>
          <table:table-cell table:style-name="ce10" table:formula="of:=2/3*([.Y21]+[.L21])" office:value-type="float" office:value="12.3963963963964" calcext:value-type="float">
            <text:p>12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Ihsenne</text:p>
          </table:table-cell>
          <table:table-cell table:style-name="ce2" office:value-type="string" calcext:value-type="string">
            <text:p>Bengana</text:p>
          </table:table-cell>
          <table:table-cell table:style-name="ce2" office:value-type="string" calcext:value-type="string">
            <text:p>2131352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D22:.I22])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4" table:formula="of:=([.J22]+[.K22])*10/37" office:value-type="float" office:value="4.05405405405405" calcext:value-type="float">
            <text:p>4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SUM([.M22:.X22])" office:value-type="float" office:value="10" calcext:value-type="float">
            <text:p>10</text:p>
          </table:table-cell>
          <table:table-cell table:style-name="ce10" table:formula="of:=2/3*([.Y22]+[.L22])" office:value-type="float" office:value="9.36936936936937" calcext:value-type="float">
            <text:p>9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Iliass</text:p>
          </table:table-cell>
          <table:table-cell table:style-name="ce2" office:value-type="string" calcext:value-type="string">
            <text:p>Flih</text:p>
          </table:table-cell>
          <table:table-cell table:style-name="ce2" office:value-type="string" calcext:value-type="string">
            <text:p>21306246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SUM([.D23:.I23])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formula="of:=([.J23]+[.K23])*10/37" office:value-type="float" office:value="3.24324324324324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9" table:style-name="ce2" office:value-type="string" calcext:value-type="string">
            <text:p>-</text:p>
          </table:table-cell>
          <table:table-cell table:style-name="ce7" table:formula="of:=SUM([.M23:.X23])" office:value-type="float" office:value="0" calcext:value-type="float">
            <text:p>0</text:p>
          </table:table-cell>
          <table:table-cell table:style-name="ce10" table:formula="of:=2/3*([.Y23]+[.L23])" office:value-type="float" office:value="2.16216216216216" calcext:value-type="float">
            <text:p>2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Isabela</text:p>
          </table:table-cell>
          <table:table-cell table:style-name="ce2" office:value-type="string" calcext:value-type="string">
            <text:p>Batista Lima</text:p>
          </table:table-cell>
          <table:table-cell table:style-name="ce2" office:value-type="string" calcext:value-type="string">
            <text:p>2130251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SUM([.D24:.I24])" office:value-type="float" office:value="3" calcext:value-type="float">
            <text:p>3</text:p>
          </table:table-cell>
          <table:table-cell table:style-name="ce2" office:value-type="float" office:value="17" calcext:value-type="float">
            <text:p>17</text:p>
          </table:table-cell>
          <table:table-cell table:style-name="ce4" table:formula="of:=([.J24]+[.K24])*10/37" office:value-type="float" office:value="5.40540540540541" calcext:value-type="float">
            <text:p>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24:.X24])" office:value-type="float" office:value="13" calcext:value-type="float">
            <text:p>13</text:p>
          </table:table-cell>
          <table:table-cell table:style-name="ce10" table:formula="of:=2/3*([.Y24]+[.L24])" office:value-type="float" office:value="12.2702702702703" calcext:value-type="float">
            <text:p>12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Iudig</text:p>
          </table:table-cell>
          <table:table-cell table:style-name="ce2" office:value-type="string" calcext:value-type="string">
            <text:p>Jolivet</text:p>
          </table:table-cell>
          <table:table-cell table:style-name="ce2" office:value-type="string" calcext:value-type="string">
            <text:p>21334564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25:.I25])" office:value-type="float" office:value="16" calcext:value-type="float">
            <text:p>16</text:p>
          </table:table-cell>
          <table:table-cell table:style-name="ce2" office:value-type="float" office:value="19" calcext:value-type="float">
            <text:p>19</text:p>
          </table:table-cell>
          <table:table-cell table:style-name="ce4" table:formula="of:=([.J25]+[.K25])*10/37" office:value-type="float" office:value="9.45945945945946" calcext:value-type="float">
            <text:p>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25:.X25])" office:value-type="float" office:value="18" calcext:value-type="float">
            <text:p>18</text:p>
          </table:table-cell>
          <table:table-cell table:style-name="ce10" table:formula="of:=2/3*([.Y25]+[.L25])" office:value-type="float" office:value="18.3063063063063" calcext:value-type="float">
            <text:p>18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Jeanne</text:p>
          </table:table-cell>
          <table:table-cell table:style-name="ce2" office:value-type="string" calcext:value-type="string">
            <text:p>Moulin</text:p>
          </table:table-cell>
          <table:table-cell table:style-name="ce2" office:value-type="string" calcext:value-type="string">
            <text:p>2130534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26:.I26])" office:value-type="float" office:value="9" calcext:value-type="float">
            <text:p>9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26]+[.K26])*10/37" office:value-type="float" office:value="6.75675675675676" calcext:value-type="float">
            <text:p>7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SUM([.M26:.X26])" office:value-type="float" office:value="18" calcext:value-type="float">
            <text:p>18</text:p>
          </table:table-cell>
          <table:table-cell table:style-name="ce10" table:formula="of:=2/3*([.Y26]+[.L26])" office:value-type="float" office:value="16.5045045045045" calcext:value-type="float">
            <text:p>17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Juliette</text:p>
          </table:table-cell>
          <table:table-cell table:style-name="ce2" office:value-type="string" calcext:value-type="string">
            <text:p>Boulanger</text:p>
          </table:table-cell>
          <table:table-cell table:style-name="ce2" office:value-type="string" calcext:value-type="string">
            <text:p>2131100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27:.I27])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27]+[.K27])*10/37" office:value-type="float" office:value="7.56756756756757" calcext:value-type="float">
            <text:p>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27:.X27])" office:value-type="float" office:value="15" calcext:value-type="float">
            <text:p>15</text:p>
          </table:table-cell>
          <table:table-cell table:style-name="ce10" table:formula="of:=2/3*([.Y27]+[.L27])" office:value-type="float" office:value="15.045045045045" calcext:value-type="float">
            <text:p>15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Lalain'Janahary</text:p>
          </table:table-cell>
          <table:table-cell table:style-name="ce2" office:value-type="string" calcext:value-type="string">
            <text:p>Rakotomalala</text:p>
          </table:table-cell>
          <table:table-cell table:style-name="ce2" office:value-type="string" calcext:value-type="string">
            <text:p>2130371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D28:.I28])" office:value-type="float" office:value="6" calcext:value-type="float">
            <text:p>6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28]+[.K28])*10/37" office:value-type="float" office:value="5.94594594594595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.33" calcext:value-type="float">
            <text:p>7,33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28:.X28])" office:value-type="float" office:value="16.33" calcext:value-type="float">
            <text:p>16</text:p>
          </table:table-cell>
          <table:table-cell table:style-name="ce10" table:formula="of:=2/3*([.Y28]+[.L28])" office:value-type="float" office:value="14.8506306306306" calcext:value-type="float">
            <text:p>15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Lea</text:p>
          </table:table-cell>
          <table:table-cell table:style-name="ce2" office:value-type="string" calcext:value-type="string">
            <text:p>Coskun</text:p>
          </table:table-cell>
          <table:table-cell table:style-name="ce2" office:value-type="string" calcext:value-type="string">
            <text:p>21305725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SUM([.D29:.I29])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4" table:formula="of:=([.J29]+[.K29])*10/37" office:value-type="float" office:value="5.67567567567568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29:.X29])" office:value-type="float" office:value="11" calcext:value-type="float">
            <text:p>11</text:p>
          </table:table-cell>
          <table:table-cell table:style-name="ce10" table:formula="of:=2/3*([.Y29]+[.L29])" office:value-type="float" office:value="11.1171171171171" calcext:value-type="float">
            <text:p>11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Lina</text:p>
          </table:table-cell>
          <table:table-cell table:style-name="ce2" office:value-type="string" calcext:value-type="string">
            <text:p>Zian</text:p>
          </table:table-cell>
          <table:table-cell table:style-name="ce2" office:value-type="string" calcext:value-type="string">
            <text:p>2130695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SUM([.D30:.I30])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formula="of:=([.J30]+[.K30])*10/37" office:value-type="float" office:value="3.24324324324324" calcext:value-type="float">
            <text:p>3</text:p>
          </table:table-cell>
          <table:table-cell table:number-columns-repeated="12" table:style-name="ce2" office:value-type="string" calcext:value-type="string">
            <text:p>-</text:p>
          </table:table-cell>
          <table:table-cell table:style-name="ce7" table:formula="of:=SUM([.M30:.X30])" office:value-type="float" office:value="0" calcext:value-type="float">
            <text:p>0</text:p>
          </table:table-cell>
          <table:table-cell table:style-name="ce10" table:formula="of:=2/3*([.Y30]+[.L30])" office:value-type="float" office:value="2.16216216216216" calcext:value-type="float">
            <text:p>2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Pires</text:p>
          </table:table-cell>
          <table:table-cell table:style-name="ce2" office:value-type="string" calcext:value-type="string">
            <text:p>2130509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table:formula="of:=SUM([.D31:.I31])" office:value-type="float" office:value="5" calcext:value-type="float">
            <text:p>5</text:p>
          </table:table-cell>
          <table:table-cell table:style-name="ce2" office:value-type="float" office:value="19" calcext:value-type="float">
            <text:p>19</text:p>
          </table:table-cell>
          <table:table-cell table:style-name="ce4" table:formula="of:=([.J31]+[.K31])*10/37" office:value-type="float" office:value="6.48648648648649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31:.X31])" office:value-type="float" office:value="11" calcext:value-type="float">
            <text:p>11</text:p>
          </table:table-cell>
          <table:table-cell table:style-name="ce10" table:formula="of:=2/3*([.Y31]+[.L31])" office:value-type="float" office:value="11.6576576576577" calcext:value-type="float">
            <text:p>12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Lisa</text:p>
          </table:table-cell>
          <table:table-cell table:style-name="ce2" office:value-type="string" calcext:value-type="string">
            <text:p>Hebrard</text:p>
          </table:table-cell>
          <table:table-cell table:style-name="ce2" office:value-type="string" calcext:value-type="string">
            <text:p>2140079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32:.I32])" office:value-type="float" office:value="13" calcext:value-type="float">
            <text:p>13</text:p>
          </table:table-cell>
          <table:table-cell table:style-name="ce2" office:value-type="float" office:value="17" calcext:value-type="float">
            <text:p>17</text:p>
          </table:table-cell>
          <table:table-cell table:style-name="ce4" table:formula="of:=([.J32]+[.K32])*10/37" office:value-type="float" office:value="8.10810810810811" calcext:value-type="float">
            <text:p>8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formula="of:=SUM([.M32:.X32])" office:value-type="float" office:value="15" calcext:value-type="float">
            <text:p>15</text:p>
          </table:table-cell>
          <table:table-cell table:style-name="ce10" table:formula="of:=2/3*([.Y32]+[.L32])" office:value-type="float" office:value="15.4054054054054" calcext:value-type="float">
            <text:p>15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Lucia</text:p>
          </table:table-cell>
          <table:table-cell table:style-name="ce2" office:value-type="string" calcext:value-type="string">
            <text:p>Fepessi</text:p>
          </table:table-cell>
          <table:table-cell table:style-name="ce2" office:value-type="string" calcext:value-type="string">
            <text:p>21215075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SUM([.D33:.I33])" office:value-type="float" office:value="3" calcext:value-type="float">
            <text:p>3</text:p>
          </table:table-cell>
          <table:table-cell table:style-name="ce2" office:value-type="float" office:value="8" calcext:value-type="float">
            <text:p>8</text:p>
          </table:table-cell>
          <table:table-cell table:style-name="ce4" table:formula="of:=([.J33]+[.K33])*10/37" office:value-type="float" office:value="2.97297297297297" calcext:value-type="float">
            <text:p>3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5.33" calcext:value-type="float">
            <text:p>5,33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SUM([.M33:.X33])" office:value-type="float" office:value="6.33" calcext:value-type="float">
            <text:p>6</text:p>
          </table:table-cell>
          <table:table-cell table:style-name="ce10" table:formula="of:=2/3*([.Y33]+[.L33])" office:value-type="float" office:value="6.20198198198198" calcext:value-type="float">
            <text:p>6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Maguette</text:p>
          </table:table-cell>
          <table:table-cell table:style-name="ce2" office:value-type="string" calcext:value-type="string">
            <text:p>Diouf</text:p>
          </table:table-cell>
          <table:table-cell table:style-name="ce2" office:value-type="string" calcext:value-type="string">
            <text:p>213217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table:formula="of:=SUM([.D34:.I34])" office:value-type="float" office:value="4" calcext:value-type="float">
            <text:p>4</text:p>
          </table:table-cell>
          <table:table-cell table:style-name="ce2" office:value-type="float" office:value="17" calcext:value-type="float">
            <text:p>17</text:p>
          </table:table-cell>
          <table:table-cell table:style-name="ce4" table:formula="of:=([.J34]+[.K34])*10/37" office:value-type="float" office:value="5.67567567567568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.33" calcext:value-type="float">
            <text:p>7,33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34:.X34])" office:value-type="float" office:value="9.33" calcext:value-type="float">
            <text:p>9</text:p>
          </table:table-cell>
          <table:table-cell table:style-name="ce10" table:formula="of:=2/3*([.Y34]+[.L34])" office:value-type="float" office:value="10.0037837837838" calcext:value-type="float">
            <text:p>10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Maleck</text:p>
          </table:table-cell>
          <table:table-cell table:style-name="ce2" office:value-type="string" calcext:value-type="string">
            <text:p>Lafage</text:p>
          </table:table-cell>
          <table:table-cell table:style-name="ce2" office:value-type="string" calcext:value-type="string">
            <text:p>213054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35:.I35])" office:value-type="float" office:value="7" calcext:value-type="float">
            <text:p>7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35]+[.K35])*10/37" office:value-type="float" office:value="6.21621621621622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35:.X35])" office:value-type="float" office:value="14" calcext:value-type="float">
            <text:p>14</text:p>
          </table:table-cell>
          <table:table-cell table:style-name="ce10" table:formula="of:=2/3*([.Y35]+[.L35])" office:value-type="float" office:value="13.4774774774775" calcext:value-type="float">
            <text:p>13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Marie-Esther</text:p>
          </table:table-cell>
          <table:table-cell table:style-name="ce2" office:value-type="string" calcext:value-type="string">
            <text:p>Boukouangou</text:p>
          </table:table-cell>
          <table:table-cell table:style-name="ce2" office:value-type="string" calcext:value-type="string">
            <text:p>2121490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D36:.I36])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36]+[.K36])*10/37" office:value-type="float" office:value="7.2972972972973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table:formula="of:=SUM([.M36:.X36])" office:value-type="float" office:value="11" calcext:value-type="float">
            <text:p>11</text:p>
          </table:table-cell>
          <table:table-cell table:style-name="ce10" table:formula="of:=2/3*([.Y36]+[.L36])" office:value-type="float" office:value="12.1981981981982" calcext:value-type="float">
            <text:p>12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Maroua</text:p>
          </table:table-cell>
          <table:table-cell table:style-name="ce2" office:value-type="string" calcext:value-type="string">
            <text:p>Belghzal</text:p>
          </table:table-cell>
          <table:table-cell table:style-name="ce2" office:value-type="string" calcext:value-type="string">
            <text:p>2130874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SUM([.D37:.I37])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J37]+[.K37])*10/37" office:value-type="float" office:value="0.27027027027027" calcext:value-type="float">
            <text:p>0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7" table:formula="of:=SUM([.M37:.X37])" office:value-type="float" office:value="14" calcext:value-type="float">
            <text:p>14</text:p>
          </table:table-cell>
          <table:table-cell table:style-name="ce10" table:formula="of:=2/3*([.Y37]+[.L37])" office:value-type="float" office:value="9.51351351351351" calcext:value-type="float">
            <text:p>10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Melissa</text:p>
          </table:table-cell>
          <table:table-cell table:style-name="ce2" office:value-type="string" calcext:value-type="string">
            <text:p>Aoudia</text:p>
          </table:table-cell>
          <table:table-cell table:style-name="ce2" office:value-type="string" calcext:value-type="string">
            <text:p>21307524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table:formula="of:=SUM([.D38:.I38])" office:value-type="float" office:value="0" calcext:value-type="float">
            <text:p>0</text:p>
          </table:table-cell>
          <table:table-cell table:style-name="ce2" office:value-type="float" office:value="12" calcext:value-type="float">
            <text:p>12</text:p>
          </table:table-cell>
          <table:table-cell table:style-name="ce4" table:formula="of:=([.J38]+[.K38])*10/37" office:value-type="float" office:value="3.24324324324324" calcext:value-type="float">
            <text:p>3</text:p>
          </table:table-cell>
          <table:table-cell table:number-columns-repeated="12" table:style-name="ce2" office:value-type="string" calcext:value-type="string">
            <text:p>-</text:p>
          </table:table-cell>
          <table:table-cell table:style-name="ce7" table:formula="of:=SUM([.M38:.X38])" office:value-type="float" office:value="0" calcext:value-type="float">
            <text:p>0</text:p>
          </table:table-cell>
          <table:table-cell table:style-name="ce10" table:formula="of:=2/3*([.Y38]+[.L38])" office:value-type="float" office:value="2.16216216216216" calcext:value-type="float">
            <text:p>2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N'Deye-Tida</text:p>
          </table:table-cell>
          <table:table-cell table:style-name="ce2" office:value-type="string" calcext:value-type="string">
            <text:p>Badji</text:p>
          </table:table-cell>
          <table:table-cell table:style-name="ce2" office:value-type="string" calcext:value-type="string">
            <text:p>21202785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table:formula="of:=SUM([.D39:.I39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J39]+[.K39])*10/37" office:value-type="float" office:value="0.540540540540541" calcext:value-type="float">
            <text:p>1</text:p>
          </table:table-cell>
          <table:table-cell table:number-columns-repeated="12" table:style-name="ce2" office:value-type="string" calcext:value-type="string">
            <text:p>-</text:p>
          </table:table-cell>
          <table:table-cell table:style-name="ce7" table:formula="of:=SUM([.M39:.X39])" office:value-type="float" office:value="0" calcext:value-type="float">
            <text:p>0</text:p>
          </table:table-cell>
          <table:table-cell table:style-name="ce10" table:formula="of:=2/3*([.Y39]+[.L39])" office:value-type="float" office:value="0.36036036036036" calcext:value-type="float">
            <text:p>0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Narjes</text:p>
          </table:table-cell>
          <table:table-cell table:style-name="ce2" office:value-type="string" calcext:value-type="string">
            <text:p>Haddour</text:p>
          </table:table-cell>
          <table:table-cell table:style-name="ce2" office:value-type="string" calcext:value-type="string">
            <text:p>2120279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D40:.I40])" office:value-type="float" office:value="7" calcext:value-type="float">
            <text:p>7</text:p>
          </table:table-cell>
          <table:table-cell table:style-name="ce2" office:value-type="float" office:value="17" calcext:value-type="float">
            <text:p>17</text:p>
          </table:table-cell>
          <table:table-cell table:style-name="ce4" table:formula="of:=([.J40]+[.K40])*10/37" office:value-type="float" office:value="6.48648648648649" calcext:value-type="float">
            <text:p>6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7" table:formula="of:=SUM([.M40:.X40])" office:value-type="float" office:value="10" calcext:value-type="float">
            <text:p>10</text:p>
          </table:table-cell>
          <table:table-cell table:style-name="ce10" table:formula="of:=2/3*([.Y40]+[.L40])" office:value-type="float" office:value="10.990990990991" calcext:value-type="float">
            <text:p>11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Nicolas</text:p>
          </table:table-cell>
          <table:table-cell table:style-name="ce2" office:value-type="string" calcext:value-type="string">
            <text:p>Sahnoun</text:p>
          </table:table-cell>
          <table:table-cell table:style-name="ce2" office:value-type="string" calcext:value-type="string">
            <text:p>2121123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D41:.I41])" office:value-type="float" office:value="11" calcext:value-type="float">
            <text:p>11</text:p>
          </table:table-cell>
          <table:table-cell table:style-name="ce2" office:value-type="float" office:value="8" calcext:value-type="float">
            <text:p>8</text:p>
          </table:table-cell>
          <table:table-cell table:style-name="ce4" table:formula="of:=([.J41]+[.K41])*10/37" office:value-type="float" office:value="5.13513513513514" calcext:value-type="float">
            <text:p>5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7" table:formula="of:=SUM([.M41:.X41])" office:value-type="float" office:value="18" calcext:value-type="float">
            <text:p>18</text:p>
          </table:table-cell>
          <table:table-cell table:style-name="ce10" table:formula="of:=2/3*([.Y41]+[.L41])" office:value-type="float" office:value="15.4234234234234" calcext:value-type="float">
            <text:p>15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Nisrin</text:p>
          </table:table-cell>
          <table:table-cell table:style-name="ce2" office:value-type="string" calcext:value-type="string">
            <text:p>Berehili</text:p>
          </table:table-cell>
          <table:table-cell table:style-name="ce2" office:value-type="string" calcext:value-type="string">
            <text:p>21414826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D42:.I42])" office:value-type="float" office:value="8" calcext:value-type="float">
            <text:p>8</text:p>
          </table:table-cell>
          <table:table-cell table:style-name="ce2" office:value-type="float" office:value="17" calcext:value-type="float">
            <text:p>17</text:p>
          </table:table-cell>
          <table:table-cell table:style-name="ce4" table:formula="of:=([.J42]+[.K42])*10/37" office:value-type="float" office:value="6.75675675675676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 table:style-name="ce2" office:value-type="string" calcext:value-type="string">
            <text:p>-</text:p>
          </table:table-cell>
          <table:table-cell table:style-name="ce2" office:value-type="float" office:value="8.8" calcext:value-type="float">
            <text:p>8,8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7" table:formula="of:=SUM([.M42:.X42])" office:value-type="float" office:value="13.8" calcext:value-type="float">
            <text:p>14</text:p>
          </table:table-cell>
          <table:table-cell table:style-name="ce10" table:formula="of:=2/3*([.Y42]+[.L42])" office:value-type="float" office:value="13.7045045045045" calcext:value-type="float">
            <text:p>14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Pierre</text:p>
          </table:table-cell>
          <table:table-cell table:style-name="ce2" office:value-type="string" calcext:value-type="string">
            <text:p>Goncalves Pires</text:p>
          </table:table-cell>
          <table:table-cell table:style-name="ce2" office:value-type="string" calcext:value-type="string">
            <text:p>21312772</text:p>
          </table:table-cell>
          <table:table-cell table:number-columns-repeated="3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43:.I43])" office:value-type="float" office:value="17" calcext:value-type="float">
            <text:p>17</text:p>
          </table:table-cell>
          <table:table-cell table:style-name="ce2" office:value-type="float" office:value="14" calcext:value-type="float">
            <text:p>14</text:p>
          </table:table-cell>
          <table:table-cell table:style-name="ce4" table:formula="of:=([.J43]+[.K43])*10/37" office:value-type="float" office:value="8.37837837837838" calcext:value-type="float">
            <text:p>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43:.X43])" office:value-type="float" office:value="14" calcext:value-type="float">
            <text:p>14</text:p>
          </table:table-cell>
          <table:table-cell table:style-name="ce10" table:formula="of:=2/3*([.Y43]+[.L43])" office:value-type="float" office:value="14.9189189189189" calcext:value-type="float">
            <text:p>15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Rayan</text:p>
          </table:table-cell>
          <table:table-cell table:style-name="ce2" office:value-type="string" calcext:value-type="string">
            <text:p>Boukella</text:p>
          </table:table-cell>
          <table:table-cell table:style-name="ce2" office:value-type="string" calcext:value-type="string">
            <text:p>21213155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table:formula="of:=SUM([.D44:.I44])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J44]+[.K44])*10/37" office:value-type="float" office:value="0.540540540540541" calcext:value-type="float">
            <text:p>1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7" table:formula="of:=SUM([.M44:.X44])" office:value-type="float" office:value="9" calcext:value-type="float">
            <text:p>9</text:p>
          </table:table-cell>
          <table:table-cell table:style-name="ce10" table:formula="of:=2/3*([.Y44]+[.L44])" office:value-type="float" office:value="6.36036036036036" calcext:value-type="float">
            <text:p>6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Ria</text:p>
          </table:table-cell>
          <table:table-cell table:style-name="ce2" office:value-type="string" calcext:value-type="string">
            <text:p>Avtar</text:p>
          </table:table-cell>
          <table:table-cell table:style-name="ce2" office:value-type="string" calcext:value-type="string">
            <text:p>2131282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45:.I45])" office:value-type="float" office:value="9" calcext:value-type="float">
            <text:p>9</text:p>
          </table:table-cell>
          <table:table-cell table:style-name="ce2" office:value-type="float" office:value="20" calcext:value-type="float">
            <text:p>20</text:p>
          </table:table-cell>
          <table:table-cell table:style-name="ce4" table:formula="of:=([.J45]+[.K45])*10/37" office:value-type="float" office:value="7.83783783783784" calcext:value-type="float">
            <text:p>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.67" calcext:value-type="float">
            <text:p>5,67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45:.X45])" office:value-type="float" office:value="14.67" calcext:value-type="float">
            <text:p>15</text:p>
          </table:table-cell>
          <table:table-cell table:style-name="ce10" table:formula="of:=2/3*([.Y45]+[.L45])" office:value-type="float" office:value="15.0052252252252" calcext:value-type="float">
            <text:p>15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Sambaliyame</text:p>
          </table:table-cell>
          <table:table-cell table:style-name="ce2" office:value-type="string" calcext:value-type="string">
            <text:p>Dieng</text:p>
          </table:table-cell>
          <table:table-cell table:style-name="ce2" office:value-type="string" calcext:value-type="string">
            <text:p>2132027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46:.I46])" office:value-type="float" office:value="11" calcext:value-type="float">
            <text:p>11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46]+[.K46])*10/37" office:value-type="float" office:value="7.2972972972973" calcext:value-type="float">
            <text:p>7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7" table:formula="of:=SUM([.M46:.X46])" office:value-type="float" office:value="8" calcext:value-type="float">
            <text:p>8</text:p>
          </table:table-cell>
          <table:table-cell table:style-name="ce10" table:formula="of:=2/3*([.Y46]+[.L46])" office:value-type="float" office:value="10.1981981981982" calcext:value-type="float">
            <text:p>10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Samihah</text:p>
          </table:table-cell>
          <table:table-cell table:style-name="ce2" office:value-type="string" calcext:value-type="string">
            <text:p>Qureshi</text:p>
          </table:table-cell>
          <table:table-cell table:style-name="ce2" office:value-type="string" calcext:value-type="string">
            <text:p>2131419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D47:.I47])" office:value-type="float" office:value="8" calcext:value-type="float">
            <text:p>8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47]+[.K47])*10/37" office:value-type="float" office:value="6.48648648648649" calcext:value-type="float">
            <text:p>6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7" table:formula="of:=SUM([.M47:.X47])" office:value-type="float" office:value="14" calcext:value-type="float">
            <text:p>14</text:p>
          </table:table-cell>
          <table:table-cell table:style-name="ce10" table:formula="of:=2/3*([.Y47]+[.L47])" office:value-type="float" office:value="13.6576576576577" calcext:value-type="float">
            <text:p>14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Selma</text:p>
          </table:table-cell>
          <table:table-cell table:style-name="ce2" office:value-type="string" calcext:value-type="string">
            <text:p>Nekkache</text:p>
          </table:table-cell>
          <table:table-cell table:style-name="ce2" office:value-type="string" calcext:value-type="string">
            <text:p>21306138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D48:.I48])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J48]+[.K48])*10/37" office:value-type="float" office:value="1.6216216216216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8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7" table:formula="of:=SUM([.M48:.X48])" office:value-type="float" office:value="12" calcext:value-type="float">
            <text:p>12</text:p>
          </table:table-cell>
          <table:table-cell table:style-name="ce10" table:formula="of:=2/3*([.Y48]+[.L48])" office:value-type="float" office:value="9.08108108108108" calcext:value-type="float">
            <text:p>9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Serigne</text:p>
          </table:table-cell>
          <table:table-cell table:style-name="ce2" office:value-type="string" calcext:value-type="string">
            <text:p>Fall</text:p>
          </table:table-cell>
          <table:table-cell table:style-name="ce2" office:value-type="string" calcext:value-type="string">
            <text:p>2131803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49:.I49])" office:value-type="float" office:value="14" calcext:value-type="float">
            <text:p>14</text:p>
          </table:table-cell>
          <table:table-cell table:style-name="ce2" office:value-type="float" office:value="20" calcext:value-type="float">
            <text:p>20</text:p>
          </table:table-cell>
          <table:table-cell table:style-name="ce4" table:formula="of:=([.J49]+[.K49])*10/37" office:value-type="float" office:value="9.18918918918919" calcext:value-type="float">
            <text:p>9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49:.X49])" office:value-type="float" office:value="10" calcext:value-type="float">
            <text:p>10</text:p>
          </table:table-cell>
          <table:table-cell table:style-name="ce10" table:formula="of:=2/3*([.Y49]+[.L49])" office:value-type="float" office:value="12.7927927927928" calcext:value-type="float">
            <text:p>13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Soffi</text:p>
          </table:table-cell>
          <table:table-cell table:style-name="ce2" office:value-type="string" calcext:value-type="string">
            <text:p>Wade</text:p>
          </table:table-cell>
          <table:table-cell table:style-name="ce2" office:value-type="string" calcext:value-type="string">
            <text:p>21314289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SUM([.D50:.I50])" office:value-type="float" office:value="10" calcext:value-type="float">
            <text:p>10</text:p>
          </table:table-cell>
          <table:table-cell table:style-name="ce2" office:value-type="float" office:value="15" calcext:value-type="float">
            <text:p>15</text:p>
          </table:table-cell>
          <table:table-cell table:style-name="ce4" table:formula="of:=([.J50]+[.K50])*10/37" office:value-type="float" office:value="6.75675675675676" calcext:value-type="float">
            <text:p>7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7" table:formula="of:=SUM([.M50:.X50])" office:value-type="float" office:value="6" calcext:value-type="float">
            <text:p>6</text:p>
          </table:table-cell>
          <table:table-cell table:style-name="ce10" table:formula="of:=2/3*([.Y50]+[.L50])" office:value-type="float" office:value="8.50450450450451" calcext:value-type="float">
            <text:p>9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Thibault</text:p>
          </table:table-cell>
          <table:table-cell table:style-name="ce2" office:value-type="string" calcext:value-type="string">
            <text:p>Talbotier</text:p>
          </table:table-cell>
          <table:table-cell table:style-name="ce2" office:value-type="string" calcext:value-type="string">
            <text:p>2121344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 table:style-name="ce2" table:formula="of:=SUM([.D51:.I51])" office:value-type="float" office:value="11" calcext:value-type="float">
            <text:p>11</text:p>
          </table:table-cell>
          <table:table-cell table:style-name="ce2" office:value-type="float" office:value="0" calcext:value-type="float">
            <text:p>0</text:p>
          </table:table-cell>
          <table:table-cell table:style-name="ce4" table:formula="of:=([.J51]+[.K51])*10/37" office:value-type="float" office:value="2.97297297297297" calcext:value-type="float">
            <text:p>3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51:.X51])" office:value-type="float" office:value="11" calcext:value-type="float">
            <text:p>11</text:p>
          </table:table-cell>
          <table:table-cell table:style-name="ce10" table:formula="of:=2/3*([.Y51]+[.L51])" office:value-type="float" office:value="9.31531531531531" calcext:value-type="float">
            <text:p>9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Thomas</text:p>
          </table:table-cell>
          <table:table-cell table:style-name="ce2" office:value-type="string" calcext:value-type="string">
            <text:p>Valverde Coelho Estevao Pedro</text:p>
          </table:table-cell>
          <table:table-cell table:style-name="ce2" office:value-type="string" calcext:value-type="string">
            <text:p>21206333</text:p>
          </table:table-cell>
          <table:table-cell table:number-columns-repeated="5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table:formula="of:=SUM([.D52:.I52])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style-name="ce4" table:formula="of:=([.J52]+[.K52])*10/37" office:value-type="float" office:value="2.43243243243243" calcext:value-type="float">
            <text:p>2</text:p>
          </table:table-cell>
          <table:table-cell table:number-columns-repeated="4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6"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7" table:formula="of:=SUM([.M52:.X52])" office:value-type="float" office:value="8" calcext:value-type="float">
            <text:p>8</text:p>
          </table:table-cell>
          <table:table-cell table:style-name="ce10" table:formula="of:=2/3*([.Y52]+[.L52])" office:value-type="float" office:value="6.95495495495495" calcext:value-type="float">
            <text:p>7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Tia</text:p>
          </table:table-cell>
          <table:table-cell table:style-name="ce2" office:value-type="string" calcext:value-type="string">
            <text:p>Assan</text:p>
          </table:table-cell>
          <table:table-cell table:style-name="ce2" office:value-type="string" calcext:value-type="string">
            <text:p>2130521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53:.I53])" office:value-type="float" office:value="12" calcext:value-type="float">
            <text:p>12</text:p>
          </table:table-cell>
          <table:table-cell table:style-name="ce2" office:value-type="float" office:value="16" calcext:value-type="float">
            <text:p>16</text:p>
          </table:table-cell>
          <table:table-cell table:style-name="ce4" table:formula="of:=([.J53]+[.K53])*10/37" office:value-type="float" office:value="7.56756756756757" calcext:value-type="float">
            <text:p>8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53:.X53])" office:value-type="float" office:value="6" calcext:value-type="float">
            <text:p>6</text:p>
          </table:table-cell>
          <table:table-cell table:style-name="ce10" table:formula="of:=2/3*([.Y53]+[.L53])" office:value-type="float" office:value="9.04504504504505" calcext:value-type="float">
            <text:p>9</text:p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Tibor</text:p>
          </table:table-cell>
          <table:table-cell table:style-name="ce2" office:value-type="string" calcext:value-type="string">
            <text:p>Gharsallah Roger</text:p>
          </table:table-cell>
          <table:table-cell table:style-name="ce2" office:value-type="string" calcext:value-type="string">
            <text:p>2130959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style-name="ce2" table:formula="of:=SUM([.D54:.I54])" office:value-type="float" office:value="6" calcext:value-type="float">
            <text:p>6</text:p>
          </table:table-cell>
          <table:table-cell table:style-name="ce2" office:value-type="float" office:value="14" calcext:value-type="float">
            <text:p>14</text:p>
          </table:table-cell>
          <table:table-cell table:style-name="ce4" table:formula="of:=([.J54]+[.K54])*10/37" office:value-type="float" office:value="5.40540540540541" calcext:value-type="float">
            <text:p>5</text:p>
          </table:table-cell>
          <table:table-cell table:number-columns-repeated="2" table:style-name="ce2" office:value-type="string" calcext:value-type="string">
            <text:p>-</text:p>
          </table:table-cell>
          <table:table-cell table:style-name="ce2" office:value-type="float" office:value="8.67" calcext:value-type="float">
            <text:p>8,67</text:p>
          </table:table-cell>
          <table:table-cell table:number-columns-repeated="7"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7" table:formula="of:=SUM([.M54:.X54])" office:value-type="float" office:value="16.67" calcext:value-type="float">
            <text:p>17</text:p>
          </table:table-cell>
          <table:table-cell table:style-name="ce10" table:formula="of:=2/3*([.Y54]+[.L54])" office:value-type="float" office:value="14.7169369369369" calcext:value-type="float">
            <text:p>15</text:p>
          </table:table-cell>
          <table:table-cell table:number-columns-repeated="16358"/>
        </table:table-row>
        <table:table-row table:style-name="ro2" table:number-rows-repeated="1048521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  <table:database-ranges>
        <table:database-range table:name="__Anonymous_Sheet_DB__0" table:target-range-address="Notes.A1:Notes.Z54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">
      <number:number number:decimal-places="1" number:min-decimal-places="1" number:min-integer-digits="1"/>
    </number:number-style>
    <number:number-style style:name="N116">
      <number:number number:decimal-places="1" number:min-decimal-places="1" number:min-integer-digits="1" number:grouping="true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1cm" fo:margin-bottom="1cm" fo:margin-left="1cm" fo:margin-right="1cm" style:scale-to="64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text:s/></text:p>
      </style:header>
      <style:header-left style:display="false"/>
      <style:header-first style:display="false"/>
      <style:footer>
        <text:p>Page <text:page-number>1</text:page-number><text:s/></text:p>
      </style:footer>
      <style:footer-left style:display="false"/>
      <style:footer-first>
        <style:region-right>
          <text:p><text:date style:data-style-name="N2" text:date-value="2025-05-16">00/00/0000</text:date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 </text:p>
        </style:region-left>
        <style:region-right>
          <text:p><text:date style:data-style-name="N2" text:date-value="2025-05-16">00/00/0000</text:date>, <text:time style:data-style-name="N2" text:time-value="13:52:26.303555500">00:00:00</text:time><text:s/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text:s/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initial-creator>Beatrice Maranget Ext</meta:initial-creator>
    <meta:creation-date>2025-05-14T22:47:33</meta:creation-date>
    <dc:date>2025-05-16T16:30:26.728806700</dc:date>
    <meta:editing-duration>PT2H14M19S</meta:editing-duration>
    <meta:editing-cycles>4</meta:editing-cycles>
    <meta:print-date>2025-05-16T13:55:56.944964000</meta:print-date>
    <meta:printed-by>Fichiers PDF</meta:printed-by>
    <meta:document-statistic meta:table-count="1" meta:cell-count="1404" meta:object-count="0"/>
  </office:meta>
</office:document-meta>
</file>